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ve.getDestinationPa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create( Path srcPath , Path destPath , HierarchyManager hierMgr , PathResolver resolver , boolean sessionMov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Move.persis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ve.getSourc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ve.getSour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getSourcePa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und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ve.getDestination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ge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Move( NodeState srcNodeState , NodeState srcParentState , NodeState destParentState , Name destName , boolean session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